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fill-color="#579d1c" draw:auto-grow-height="false" fo:min-height="2.32cm" fo:min-width="3.48cm" fo:wrap-option="no-wrap"/>
    </style:style>
    <style:style style:name="gr2" style:family="graphic" style:parent-style-name="standard">
      <style:graphic-properties svg:stroke-opacity="0%" draw:fill="solid" draw:fill-color="#ffd320" draw:textarea-horizontal-align="justify" draw:textarea-vertical-align="middle" draw:auto-grow-height="false" fo:min-height="0.724cm" fo:min-width="1.772cm"/>
    </style:style>
    <style:style style:name="gr3" style:family="graphic" style:parent-style-name="standard">
      <style:graphic-properties svg:stroke-opacity="0%" draw:fill="solid" draw:fill-color="#ffd320" draw:textarea-horizontal-align="justify" draw:textarea-vertical-align="middle" draw:auto-grow-height="false" fo:min-height="1.148cm" fo:min-width="0.962cm"/>
    </style:style>
    <style:style style:name="gr4" style:family="graphic" style:parent-style-name="standard">
      <style:graphic-properties svg:stroke-opacity="0%" draw:fill="solid" draw:fill-color="#ffd320" draw:auto-grow-height="false" fo:min-height="3.717cm" fo:min-width="2.072cm" fo:wrap-option="no-wrap"/>
    </style:style>
    <style:style style:name="gr5" style:family="graphic" style:parent-style-name="standard">
      <style:graphic-properties svg:stroke-color="#000000" svg:stroke-opacity="0%" draw:fill-color="#6699cc" draw:auto-grow-height="false" fo:min-height="2.293cm" fo:min-width="3.482cm" fo:wrap-option="no-wrap" draw:shadow="hidden"/>
    </style:style>
    <style:style style:name="gr6" style:family="graphic" style:parent-style-name="objectwithoutfill">
      <style:graphic-properties draw:marker-start="Arrow" draw:marker-start-width="0.3cm" draw:marker-end="Arrow" draw:marker-end-width="0.3cm" svg:stroke-opacity="100%" draw:fill="none" draw:textarea-vertical-align="middle"/>
    </style:style>
    <style:style style:name="gr7" style:family="graphic" style:parent-style-name="standard">
      <style:graphic-properties svg:stroke-color="#000000" svg:stroke-opacity="0%" draw:fill-color="#6699cc" draw:textarea-horizontal-align="justify" draw:textarea-vertical-align="middle" draw:auto-grow-height="false" fo:min-height="0.512cm" fo:min-width="0.897cm" draw:shadow="hidden"/>
    </style:style>
    <style:style style:name="gr8" style:family="graphic" style:parent-style-name="standard">
      <style:graphic-properties svg:stroke-opacity="0%" draw:fill="solid" draw:fill-color="#ff9900" draw:textarea-horizontal-align="justify" draw:textarea-vertical-align="middle" draw:auto-grow-height="false" fo:min-height="1.18cm" fo:min-width="1.08cm"/>
    </style:style>
    <style:style style:name="gr9" style:family="graphic" style:parent-style-name="standard">
      <style:graphic-properties svg:stroke-opacity="0%" draw:fill="solid" draw:fill-color="#ffd320" draw:textarea-horizontal-align="justify" draw:textarea-vertical-align="middle" draw:auto-grow-height="false" fo:min-height="1.18cm" fo:min-width="1.08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fill-color="#579d1c" draw:textarea-horizontal-align="justify" draw:textarea-vertical-align="middle" draw:auto-grow-height="false" fo:min-height="0.508cm" fo:min-width="2.169cm"/>
    </style:style>
    <style:style style:name="P1" style:family="paragraph">
      <style:text-properties fo:font-size="13pt"/>
    </style:style>
    <style:style style:name="P2" style:family="paragraph">
      <loext:graphic-properties draw:fill-color="#579d1c"/>
      <style:text-properties fo:font-size="13pt"/>
    </style:style>
    <style:style style:name="P3" style:family="paragraph">
      <style:paragraph-properties fo:text-align="center"/>
      <style:text-properties fo:font-size="13pt"/>
    </style:style>
    <style:style style:name="P4" style:family="paragraph">
      <loext:graphic-properties draw:fill="solid" draw:fill-color="#ffd320"/>
      <style:paragraph-properties fo:text-align="center"/>
      <style:text-properties fo:font-size="13pt"/>
    </style:style>
    <style:style style:name="P5" style:family="paragraph">
      <loext:graphic-properties draw:fill="solid" draw:fill-color="#ffd320"/>
      <style:text-properties fo:font-size="13pt"/>
    </style:style>
    <style:style style:name="P6" style:family="paragraph">
      <loext:graphic-properties draw:fill-color="#6699cc"/>
      <style:text-properties fo:font-size="1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-color="#6699cc"/>
      <style:paragraph-properties fo:text-align="center"/>
      <style:text-properties fo:font-size="13pt" style:font-size-asian="13pt" style:font-size-complex="13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="solid" draw:fill-color="#ff9900"/>
      <style:paragraph-properties fo:text-align="center"/>
      <style:text-properties fo:font-size="18pt"/>
    </style:style>
    <style:style style:name="P12" style:family="paragraph">
      <loext:graphic-properties draw:fill="solid" draw:fill-color="#ffd320"/>
      <style:paragraph-properties fo:text-align="center"/>
      <style:text-properties fo:font-size="18pt"/>
    </style:style>
    <style:style style:name="P13" style:family="paragraph">
      <loext:graphic-properties draw:fill-color="#579d1c"/>
      <style:paragraph-properties fo:text-align="center"/>
      <style:text-properties fo:font-size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076cm" svg:height="2.666cm" svg:x="0.106cm" svg:y="1.153cm">
          <text:p text:style-name="P1">GRASS Dataset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391.87585577361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4" draw:layer="layout" svg:width="2.271cm" svg:height="1.144cm" svg:x="11.937cm" svg:y="1.571cm">
          <text:p text:style-name="P3">GeoJSON</text:p>
          <draw:enhanced-geometry svg:viewBox="0 0 21600 21600" draw:glue-points="10800 0 0 10800 10800 21600 21600 10800" draw:text-areas="0 0 21600 ?f11" draw:mirror-horizontal="false" draw:mirror-vertical="false" draw:type="paper" draw:modifiers="18179.09319899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1.91cm" svg:height="1.397cm" svg:x="12.048cm" svg:y="2.969cm">
          <text:p text:style-name="P3">Hive </text:p>
          <text:p text:style-name="P3">table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4" draw:text-style-name="P5" xml:id="id5" draw:id="id5" draw:layer="layout" svg:width="2.668cm" svg:height="4.063cm" svg:x="11.794cm" svg:y="0.683cm">
          <text:p text:style-name="P1">HDFS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391.87585577361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6" xml:id="id2" draw:id="id2" draw:layer="layout" svg:width="4.076cm" svg:height="2.637cm" svg:x="4.552cm" svg:y="1.191cm">
          <text:p text:style-name="P1">GRASS Hadoop</text:p>
          <text:p text:style-name="P1">Framework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391.87585577361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6" draw:text-style-name="P7" draw:layer="layout" draw:type="curve" draw:line-skew="0.246cm" svg:x1="2.144cm" svg:y1="3.819cm" svg:x2="6.59cm" svg:y2="3.828cm" draw:start-shape="id1" draw:start-glue-point="2" draw:end-shape="id2" draw:end-glue-point="2" svg:d="M2144 3819c0 1132 4446 1128 4446 9" svg:viewBox="0 0 4447 850">
          <text:p/>
        </draw:connector>
        <draw:connector draw:style-name="gr6" draw:text-style-name="P7" draw:layer="layout" draw:type="curve" draw:line-skew="-0.367cm" svg:x1="6.59cm" svg:y1="3.828cm" svg:x2="10.324cm" svg:y2="4.493cm" draw:start-shape="id2" draw:start-glue-point="2" draw:end-shape="id3" draw:end-glue-point="7" svg:d="M6590 3828c0 1197 3734 864 3734 665" svg:viewBox="0 0 3735 865">
          <text:p/>
        </draw:connector>
        <draw:custom-shape draw:style-name="gr7" draw:text-style-name="P9" draw:layer="layout" svg:width="1.397cm" svg:height="0.762cm" svg:x="5.061cm" svg:y="2.588cm">
          <text:p text:style-name="P8"><text:span text:style-name="T1">hdfs.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397cm" svg:height="0.762cm" svg:x="6.712cm" svg:y="2.588cm">
          <text:p text:style-name="P8"><text:span text:style-name="T1">hive.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xml:id="id3" draw:id="id3" draw:layer="layout" svg:width="2.056cm" svg:height="1.905cm" svg:x="9.534cm" svg:y="2.588cm">
          <text:p text:style-name="P10"><text:span text:style-name="T1">Hiv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12" xml:id="id4" draw:id="id4" draw:layer="layout" svg:width="2.056cm" svg:height="1.905cm" svg:x="9.534cm" svg:y="0.81cm">
          <text:p text:style-name="P10"><text:span text:style-name="T1">Hadoop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0" draw:text-style-name="P7" draw:layer="layout" draw:type="curve" svg:x1="10.8cm" svg:y1="0.81cm" svg:x2="13.128cm" svg:y2="0.683cm" draw:start-shape="id4" draw:start-glue-point="4" draw:end-shape="id5" draw:end-glue-point="0" svg:d="M10800 810c0-942 2328-878 2328-127" svg:viewBox="0 0 2329 700">
          <text:p/>
        </draw:connector>
        <draw:connector draw:style-name="gr10" draw:text-style-name="P7" draw:layer="layout" draw:type="curve" svg:x1="9.534cm" svg:y1="3.779cm" svg:x2="9.534cm" svg:y2="1.762cm" draw:start-shape="id3" draw:start-glue-point="6" draw:end-shape="id4" draw:end-glue-point="3" svg:d="M9534 3779c-751 0-751-2017 0-2017" svg:viewBox="0 0 564 2018">
          <text:p/>
        </draw:connector>
        <draw:custom-shape draw:style-name="gr11" draw:text-style-name="P13" draw:layer="layout" svg:width="2.668cm" svg:height="1.27cm" svg:x="0.741cm" svg:y="2.08cm">
          <text:p text:style-name="P3">vector maps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10" draw:text-style-name="P7" draw:layer="layout" draw:type="curve" draw:line-skew="0.038cm" svg:x1="6.59cm" svg:y1="1.191cm" svg:x2="10.324cm" svg:y2="1.286cm" draw:start-shape="id2" draw:start-glue-point="0" draw:end-shape="id4" draw:end-glue-point="5" svg:d="M6590 1191c0-1266 3734-1313 3734 95" svg:viewBox="0 0 3735 10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478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5T12:40:07.352205509</meta:creation-date>
    <dc:date>2016-05-06T15:08:28.207715353</dc:date>
    <meta:editing-duration>P1DT2H28M20S</meta:editing-duration>
    <meta:editing-cycles>2</meta:editing-cycles>
    <meta:generator>LibreOffice/5.1.1.1$Linux_X86_64 LibreOffice_project/10m0$Build-1</meta:generator>
    <meta:document-statistic meta:object-count="15"/>
  </office:meta>
</office:document-meta>
</file>